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2" style:family="table">
      <style:table-properties style:width="8.44cm" table:align="center"/>
    </style:style>
    <style:style style:name="Tabla2.A" style:family="table-column">
      <style:table-column-properties style:column-width="1.852cm"/>
    </style:style>
    <style:style style:name="Tabla2.B" style:family="table-column">
      <style:table-column-properties style:column-width="6.58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0" style:family="table">
      <style:table-properties style:width="9.23cm" table:align="center"/>
    </style:style>
    <style:style style:name="Tabla10.A" style:family="table-column">
      <style:table-column-properties style:column-width="1.692cm"/>
    </style:style>
    <style:style style:name="Tabla10.B" style:family="table-column">
      <style:table-column-properties style:column-width="4.152cm"/>
    </style:style>
    <style:style style:name="Tabla10.C" style:family="table-column">
      <style:table-column-properties style:column-width="3.387cm"/>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6.399cm" table:align="center"/>
    </style:style>
    <style:style style:name="Tabla6.A" style:family="table-column">
      <style:table-column-properties style:column-width="2.274cm"/>
    </style:style>
    <style:style style:name="Tabla6.B" style:family="table-column">
      <style:table-column-properties style:column-width="4.126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12.501cm" table:align="center"/>
    </style:style>
    <style:style style:name="Tabla1.A" style:family="table-column">
      <style:table-column-properties style:column-width="12.501cm"/>
    </style:style>
    <style:style style:name="Tabla1.A1" style:family="table-cell">
      <style:table-cell-properties fo:padding="0.097cm" fo:border="0.002cm solid #000000"/>
    </style:style>
    <style:style style:name="Tabla3" style:family="table">
      <style:table-properties style:width="12.501cm" table:align="center"/>
    </style:style>
    <style:style style:name="Tabla3.A" style:family="table-column">
      <style:table-column-properties style:column-width="12.501cm"/>
    </style:style>
    <style:style style:name="Tabla3.A1" style:family="table-cell">
      <style:table-cell-properties fo:padding="0.097cm" fo:border="0.002cm solid #000000"/>
    </style:style>
    <style:style style:name="Tabla4" style:family="table">
      <style:table-properties style:width="12.501cm" table:align="center"/>
    </style:style>
    <style:style style:name="Tabla4.A" style:family="table-column">
      <style:table-column-properties style:column-width="12.501cm"/>
    </style:style>
    <style:style style:name="Tabla4.A1" style:family="table-cell">
      <style:table-cell-properties fo:padding="0.097cm" fo:border="0.002cm solid #000000"/>
    </style:style>
    <style:style style:name="P1" style:family="paragraph" style:parent-style-name="Header">
      <style:text-properties fo:font-weight="bold" style:font-weight-asian="bold" style:font-weight-complex="bold"/>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Header">
      <style:paragraph-properties fo:text-align="center" style:justify-single-word="false"/>
      <style:text-properties fo:language="es" fo:country="ES" fo:font-weight="normal" style:font-weight-asian="normal" style:font-weight-complex="normal"/>
    </style:style>
    <style:style style:name="P4"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Text_20_body">
      <style:paragraph-properties fo:margin-left="1.905cm" fo:margin-right="0cm" fo:text-indent="-0.635cm" style:auto-text-indent="false"/>
      <style:text-properties fo:language="es" fo:country="ES"/>
    </style:style>
    <style:style style:name="P6" style:family="paragraph" style:parent-style-name="Text_20_body">
      <style:paragraph-properties fo:margin-left="1.27cm" fo:margin-right="0cm" fo:text-indent="-0.635cm" style:auto-text-indent="false"/>
    </style:style>
    <style:style style:name="P7" style:family="paragraph" style:parent-style-name="Text_20_body">
      <style:paragraph-properties fo:margin-left="1.27cm" fo:margin-right="0cm" fo:text-indent="-0.635cm" style:auto-text-indent="false"/>
      <style:text-properties fo:font-variant="normal" fo:text-transform="none"/>
    </style:style>
    <style:style style:name="P8" style:family="paragraph" style:parent-style-name="Text_20_body">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9" style:family="paragraph" style:parent-style-name="Text_20_body">
      <style:paragraph-properties fo:margin-left="1.27cm" fo:margin-right="0cm" fo:text-align="center" style:justify-single-word="false" fo:text-indent="-0.635cm" style:auto-text-indent="false"/>
      <style:text-properties fo:font-variant="normal" fo:text-transform="none" fo:language="es" fo:country="ES" fo:font-weight="bold" style:font-weight-asian="bold" style:font-weight-complex="bold"/>
    </style:style>
    <style:style style:name="P10" style:family="paragraph" style:parent-style-name="Text_20_body">
      <style:paragraph-properties fo:margin-left="1.27cm" fo:margin-right="0cm" fo:text-indent="-0.635cm" style:auto-text-indent="false"/>
      <style:text-properties fo:font-variant="normal" fo:text-transform="none"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style:style style:name="P11" style:family="paragraph" style:parent-style-name="Standard">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2" style:family="paragraph" style:parent-style-name="Text_20_body">
      <style:paragraph-properties fo:margin-left="1.251cm" fo:margin-right="0cm" fo:text-indent="-0.635cm" style:auto-text-indent="false"/>
      <style:text-properties fo:font-variant="normal" fo:text-transform="none"/>
    </style:style>
    <style:style style:name="P13" style:family="paragraph" style:parent-style-name="Standard">
      <style:paragraph-properties fo:margin-left="3.752cm" fo:margin-right="0cm" fo:text-indent="-0.635cm" style:auto-text-indent="false"/>
      <style:text-properties fo:font-variant="normal" fo:text-transform="none"/>
    </style:style>
    <style:style style:name="P14" style:family="paragraph" style:parent-style-name="Standard">
      <style:paragraph-properties fo:margin-left="3.752cm" fo:margin-right="0cm" fo:text-indent="-0.635cm" style:auto-text-indent="false"/>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1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paragraph-properties fo:text-align="center" style:justify-single-word="false"/>
      <style:text-properties style:font-name="Times New Roman1" style:font-name-asian="Times New Roman1" style:font-name-complex="Times New Roman1"/>
    </style:style>
    <style:style style:name="P21" style:family="paragraph" style:parent-style-name="Standard">
      <style:paragraph-properties fo:margin-left="-0.071cm" fo:margin-right="0.009cm" fo:text-align="center" style:justify-single-word="false" fo:text-indent="0cm" style:auto-text-indent="false">
        <style:tab-stops/>
      </style:paragraph-properties>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22"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23" style:family="paragraph" style:parent-style-name="Heading_20_1">
      <style:text-properties fo:language="es" fo:country="ES" fo:font-style="italic"/>
    </style:style>
    <style:style style:name="P24" style:family="paragraph" style:parent-style-name="Heading_20_2">
      <style:text-properties fo:language="es" fo:country="ES"/>
    </style:style>
    <style:style style:name="P25" style:family="paragraph" style:parent-style-name="Heading_20_2">
      <style:paragraph-properties fo:margin-top="0.423cm" fo:margin-bottom="0.212cm" fo:keep-with-next="always"/>
      <style:text-properties style:font-name="Arial" style:font-name-asian="Arial Unicode MS" style:font-name-complex="Mangal"/>
    </style:style>
    <style:style style:name="P26" style:family="paragraph" style:parent-style-name="Text_20_body" style:list-style-name="L1">
      <style:text-properties fo:language="es" fo:country="ES"/>
    </style:style>
    <style:style style:name="P27" style:family="paragraph" style:parent-style-name="Text_20_body" style:list-style-name="L1">
      <style:text-properties fo:language="es" fo:country="ES" fo:font-style="normal" style:font-style-asian="normal" style:font-style-complex="normal"/>
    </style:style>
    <style:style style:name="P28" style:family="paragraph" style:parent-style-name="Text_20_body" style:list-style-name="L2">
      <style:text-properties fo:language="es" fo:country="ES"/>
    </style:style>
    <style:style style:name="P29" style:family="paragraph" style:parent-style-name="Text_20_body" style:list-style-name="L3">
      <style:text-properties fo:language="es" fo:country="ES"/>
    </style:style>
    <style:style style:name="P30" style:family="paragraph" style:parent-style-name="Text_20_body" style:list-style-name="L4">
      <style:text-properties fo:language="es" fo:country="ES"/>
    </style:style>
    <style:style style:name="P31" style:family="paragraph" style:parent-style-name="Text_20_body" style:list-style-name="L10">
      <style:text-properties fo:language="es" fo:country="ES"/>
    </style:style>
    <style:style style:name="P32" style:family="paragraph" style:parent-style-name="Text_20_body" style:list-style-name="L5">
      <style:text-properties fo:font-weight="normal" style:font-weight-asian="normal" style:font-weight-complex="normal"/>
    </style:style>
    <style:style style:name="P33" style:family="paragraph" style:parent-style-name="Text_20_body" style:list-style-name="L6">
      <style:paragraph-properties fo:margin-left="1.27cm" fo:margin-right="0cm" fo:text-indent="-0.635cm" style:auto-text-indent="false"/>
      <style:text-properties fo:font-variant="normal" fo:text-transform="none" fo:language="es" fo:country="ES"/>
    </style:style>
    <style:style style:name="P34" style:family="paragraph" style:parent-style-name="Text_20_body" style:list-style-name="L6">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35" style:family="paragraph" style:parent-style-name="Text_20_body" style:list-style-name="L6">
      <style:paragraph-properties fo:margin-left="1.27cm" fo:margin-right="0cm" fo:text-indent="-0.635cm" style:auto-text-indent="false"/>
    </style:style>
    <style:style style:name="P36" style:family="paragraph" style:parent-style-name="Text_20_body" style:list-style-name="L7">
      <style:paragraph-properties fo:margin-top="0.423cm" fo:margin-bottom="0.212cm"/>
      <style:text-properties style:font-name="Times New Roman" style:font-name-asian="Arial Unicode MS" style:font-name-complex="Mangal"/>
    </style:style>
    <style:style style:name="P37" style:family="paragraph" style:parent-style-name="Text_20_body" style:list-style-name="L8">
      <style:paragraph-properties fo:margin-top="0.423cm" fo:margin-bottom="0.212cm"/>
      <style:text-properties style:font-name="Times New Roman" style:font-name-asian="Arial Unicode MS" style:font-name-complex="Mangal"/>
    </style:style>
    <style:style style:name="P38" style:family="paragraph" style:parent-style-name="Text_20_body" style:list-style-name="L9">
      <style:paragraph-properties fo:margin-top="0.423cm" fo:margin-bottom="0.212cm"/>
      <style:text-properties style:font-name="Times New Roman" style:font-name-asian="Arial Unicode MS" style:font-name-complex="Mangal"/>
    </style:style>
    <style:style style:name="P39"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fo:language="es" fo:country="ES"/>
    </style:style>
    <style:style style:name="T5" style:family="text">
      <style:text-properties fo:font-variant="normal" fo:text-transform="none" fo:language="es" fo:country="ES" fo:font-style="normal" style:font-style-asian="normal" style:font-style-complex="normal"/>
    </style:style>
    <style:style style:name="T6" style:family="text">
      <style:text-properties fo:font-variant="normal" fo:text-transform="none" fo:language="es" fo:country="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underline-style="none"/>
    </style:style>
    <style:style style:name="T9" style:family="text">
      <style:text-properties fo:color="#000000" style:font-name="Times New Roman" fo:font-size="12pt" fo:language="es" fo:country="ES" fo:font-style="normal" style:font-size-asian="12pt" style:font-style-asian="normal" style:font-size-complex="12pt" style:font-style-complex="normal"/>
    </style:style>
    <style:style style:name="T10"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13"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ignación <text:span text:style-name="T8">retrasadas</text:span></text:p>
      <text:p text:style-name="P4">Asignación - CATS</text:p>
      <text:h text:style-name="Heading_20_1" text:outline-level="1"><draw:line text:anchor-type="paragraph" draw:z-index="0" draw:style-name="gr1" draw:text-style-name="P39" svg:x1="0.035cm" svg:y1="0.065cm" svg:x2="17.004cm" svg:y2="0.065cm"><text:p/></draw:line>CARACTERISTICAS</text:h>
      <text:list xml:id="list30189528" text:style-name="L1">
        <text:list-item>
          <text:p text:style-name="P26">Proceso mediante el cual el estudiante inscrito en el año actual, se asigna retrasadas de los cursos asignados en el semestre vigente dentro del período de asignación de retrasadas.</text:p>
        </text:list-item>
        <text:list-item>
          <text:p text:style-name="P27">Se validan las restricciones dadas por Control académico de la Escuela de Trabajo Social para realizar la asignación.</text:p>
        </text:list-item>
        <text:list-item>
          <text:p text:style-name="P27">Se valida la data <text:span text:style-name="T8">proporcionada</text:span> por el Banco para validar la cancelación de los cursos a asignar.</text:p>
        </text:list-item>
      </text:list>
      <text:h text:style-name="Heading_20_1" text:outline-level="1">ESPECIFICACIONES DEL CASO DE USO</text:h>
      <text:h text:style-name="Heading_20_2" text:outline-level="2">DESCRIPCION GENERAL</text:h>
      <text:p text:style-name="Standard"><text:tab/>Proceso por medio del cual un estudiante de reingreso inscrito en el año en curso, con <text:tab/>usuario dentro el sistema, puede asignarse retrasadas de los cursos que se asigno en el <text:tab/>semestre vigente, validando que cumpla con todos los requisitos para realizar dicha <text:tab/>asignación.</text:p>
      <text:h text:style-name="Heading_20_2" text:outline-level="2">ACTOR PRIMARIO</text:h>
      <text:list xml:id="list30190558" text:style-name="L2">
        <text:list-item>
          <text:p text:style-name="P28">Usuario autenticado en el sistema</text:p>
        </text:list-item>
      </text:list>
      <text:h text:style-name="Heading_20_2" text:outline-level="2">PRE-CONDICIONES</text:h>
      <text:list xml:id="list30197008" text:style-name="L3">
        <text:list-item>
          <text:p text:style-name="P29">Que el actor tenga acceso al sistema</text:p>
        </text:list-item>
        <text:list-item>
          <text:p text:style-name="P29">Que el actor este registrado en el sistema</text:p>
        </text:list-item>
        <text:list-item>
          <text:p text:style-name="P29">Que el actor tenga el perfil con el rol para la asignación de retrasadas.</text:p>
        </text:list-item>
      </text:list>
      <text:h text:style-name="Heading_20_2" text:outline-level="2">POST-CONDICIONES</text:h>
      <text:list xml:id="list30181914" text:style-name="L4">
        <text:list-item>
          <text:p text:style-name="P30">En caso de éxito o error</text:p>
        </text:list-item>
      </text:list>
      <text:p text:style-name="P5">1.<text:tab/>Se le notificará al usuario por medio de un correo electrónico el resultado del proceso de asignación con el detalle del <text:span text:style-name="T8">mismo.</text:span></text:p>
      <text:h text:style-name="Heading_20_2" text:outline-level="2">FLUJO PRINCIPAL </text:h>
      <text:list xml:id="list30197709" text:style-name="L5">
        <text:list-item>
          <text:p text:style-name="P32"><text:span text:style-name="T1">El actor selecciona del menú principal Mis cursos → </text:span><text:span text:style-name="T2">Asignación de cursos.</text:span></text:p>
        </text:list-item>
      </text:list>
      <text:list xml:id="list30174263" text:style-name="L6">
        <text:list-item>
          <text:p text:style-name="P33">El sistema verifica que el periodo de asignación de retrasadas, en el calendario de actividades, este vigente.</text:p>
        </text:list-item>
        <text:list-item>
          <text:p text:style-name="P33">Se establece el tipo de asignación RETRASADA para realizar la asignación posteriormente.</text:p>
        </text:list-item>
        <text:list-item>
          <text:p text:style-name="P33">El sistema valida que el estudiante se encuentre inscrito por medio del atributo inscrito.</text:p>
        </text:list-item>
        <text:list-item>
          <text:p text:style-name="P33"><text:soft-page-break/>Si el estudiante se encuentra inscrito en más de una carrera, se le solicita que seleccione la carrera en la que se asignará retrasadas, de lo contrario se tomará la única carrera en la que está inscrito para realizar la asignación:</text:p>
        </text:list-item>
      </text:list>
      <table:table table:name="Tabla2" table:style-name="Tabla2">
        <table:table-column table:style-name="Tabla2.A"/>
        <table:table-column table:style-name="Tabla2.B"/>
        <table:table-row>
          <table:table-cell table:style-name="Tabla2.A1" office:value-type="string">
            <text:p text:style-name="P17">Carrera:</text:p>
          </table:table-cell>
          <table:table-cell table:style-name="Tabla2.B1" office:value-type="string">
            <text:p text:style-name="P19">comboAsignacionEstudianteCarrera</text:p>
          </table:table-cell>
        </table:table-row>
      </table:table>
      <text:list xml:id="list30218411" text:continue-numbering="true" text:style-name="L6">
        <text:list-header>
          <text:p text:style-name="P33"/>
        </text:list-header>
        <text:list-item>
          <text:p text:style-name="P33">Se despliega la siguiente pantalla donde el actor selecciona, de los cursos que tiene asignados en el semestre vigente, y que estén en el horario con tipo <text:span text:style-name="T7">Retrasada, </text:span>los cursos en los que desea asignarse retrasada:</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P18">Código</text:p>
          </table:table-cell>
          <table:table-cell table:style-name="Tabla10.A1" office:value-type="string">
            <text:p text:style-name="P18">Curso</text:p>
          </table:table-cell>
          <table:table-cell table:style-name="Tabla10.C1" office:value-type="string">
            <text:p text:style-name="P18">Asignar</text:p>
          </table:table-cell>
        </table:table-row>
        <table:table-row>
          <table:table-cell table:style-name="Tabla10.A2" office:value-type="string">
            <text:p text:style-name="P16">00-001</text:p>
          </table:table-cell>
          <table:table-cell table:style-name="Tabla10.A2" office:value-type="string">
            <text:p text:style-name="P16">Trabajo 1</text:p>
          </table:table-cell>
          <table:table-cell table:style-name="Tabla10.C2" office:value-type="string">
            <text:p text:style-name="P20">■</text:p>
          </table:table-cell>
        </table:table-row>
        <table:table-row>
          <table:table-cell table:style-name="Tabla10.A2" office:value-type="string">
            <text:p text:style-name="P16">00-002</text:p>
          </table:table-cell>
          <table:table-cell table:style-name="Tabla10.A2" office:value-type="string">
            <text:p text:style-name="P16">Psicología 1</text:p>
          </table:table-cell>
          <table:table-cell table:style-name="Tabla10.C2" office:value-type="string">
            <text:p text:style-name="P20">□</text:p>
          </table:table-cell>
        </table:table-row>
        <table:table-row>
          <table:table-cell table:style-name="Tabla10.A2" office:value-type="string">
            <text:p text:style-name="P16">00-003</text:p>
          </table:table-cell>
          <table:table-cell table:style-name="Tabla10.A2" office:value-type="string">
            <text:p text:style-name="P16">Pedagogía 1</text:p>
          </table:table-cell>
          <table:table-cell table:style-name="Tabla10.C2" office:value-type="string">
            <text:p text:style-name="P20">■</text:p>
          </table:table-cell>
        </table:table-row>
      </table:table>
      <text:p text:style-name="P9">Asignar</text:p>
      <text:p text:style-name="P9"/>
      <text:list xml:id="list30227914" text:continue-numbering="true" text:style-name="L6">
        <text:list-item>
          <text:p text:style-name="P35"><text:span text:style-name="T4">Al dar clic en </text:span><text:span text:style-name="T6">Asignar, </text:span><text:span text:style-name="T5">el sistema realiza las validaciones definidas en las reglas del negocio. Si existe alguna condición que no se cumpla para realizar la asignación, se le indica al usuario que debe de quitar uno de los cursos de la lista de asignaciones debido a que existe un requisito que no se cumple. Dicho mensaje esta relacionado al origen del problema:</text:span></text:p>
        </text:list-item>
        <text:list-item>
          <text:p text:style-name="P34">Si las validaciones de las reglas del negocio son positivas, se realiza la asignación de los cursos seleccionados por el actor, generándose el código de transacción por medio de UUID.</text:p>
        </text:list-item>
        <text:list-item>
          <text:p text:style-name="P34">Se despliega al actor los cursos asignados, así como los atributos propios de la asignación:</text:p>
        </text:list-item>
      </text:list>
      <text:p text:style-name="P8"><text:tab/><text:tab/><text:tab/></text:p>
      <table:table table:name="Tabla5" table:style-name="Tabla5">
        <table:table-column table:style-name="Tabla5.A"/>
        <table:table-row>
          <table:table-cell table:style-name="Tabla5.A1" office:value-type="string">
            <text:p text:style-name="P21">Asignación de cursos</text:p>
            <text:p text:style-name="P21">Primer Semestre 2011</text:p>
            <text:p text:style-name="P14"/>
            <text:p text:style-name="P13"><text:span text:style-name="T10">Transacción</text:span><text:span text:style-name="T9">: </text:span><text:span text:style-name="T11">0000abc1-1234-002a-1234-b45ce6a542a</text:span></text:p>
            <text:p text:style-name="P12"><text:span text:style-name="T11"><text:tab/><text:tab/> <text:s text:c="5"/></text:span><text:span text:style-name="T13">Estudiante</text:span><text:span text:style-name="T11">: Axel Ruíz</text:span></text:p>
            <text:p text:style-name="P12"><text:span text:style-name="T12"><text:s text:c="24"/></text:span><text:span text:style-name="T13">Carné</text:span><text:span text:style-name="T11">: 201112134</text:span></text:p>
            <text:p text:style-name="P7"><text:span text:style-name="T11"><text:tab/><text:tab/> <text:s text:c="5"/></text:span><text:span text:style-name="T13">Fecha</text:span><text:span text:style-name="T11">: 07/02/2011 14:03:05</text:span></text:p>
            <table:table table:name="Tabla6" table:style-name="Tabla6">
              <table:table-column table:style-name="Tabla6.A"/>
              <table:table-column table:style-name="Tabla6.B"/>
              <table:table-row>
                <table:table-cell table:style-name="Tabla6.A1" office:value-type="string">
                  <text:p text:style-name="P18">Código</text:p>
                </table:table-cell>
                <table:table-cell table:style-name="Tabla6.B1" office:value-type="string">
                  <text:p text:style-name="P18">Curso</text:p>
                </table:table-cell>
              </table:table-row>
              <table:table-row>
                <table:table-cell table:style-name="Tabla6.A2" office:value-type="string">
                  <text:p text:style-name="P16">00-001</text:p>
                </table:table-cell>
                <table:table-cell table:style-name="Tabla6.B2" office:value-type="string">
                  <text:p text:style-name="P16">Trabajo 1</text:p>
                </table:table-cell>
              </table:table-row>
              <table:table-row>
                <table:table-cell table:style-name="Tabla6.A2" office:value-type="string">
                  <text:p text:style-name="P16">00-003</text:p>
                </table:table-cell>
                <table:table-cell table:style-name="Tabla6.B2" office:value-type="string">
                  <text:p text:style-name="P16">Pedagogía 1</text:p>
                </table:table-cell>
              </table:table-row>
            </table:table>
            <text:p text:style-name="P11"/>
          </table:table-cell>
        </table:table-row>
      </table:table>
      <text:p text:style-name="P10"/>
      <text:list xml:id="list30218439" text:continue-numbering="true" text:style-name="L6">
        <text:list-item>
          <text:p text:style-name="P34">Se envía un mensaje al correo electrónico del estudiante con la información mostrada en el inciso 9.</text:p>
        </text:list-item>
      </text:list>
      <text:p text:style-name="P8"/>
      <text:p text:style-name="P8"/>
      <text:h text:style-name="P25" text:outline-level="2"><text:soft-page-break/>FLUJO SECUNDARIO</text:h>
      <text:p text:style-name="P22">Estudiante no inscrito:</text:p>
      <text:list xml:id="list30186158" text:style-name="L7">
        <text:list-item>
          <text:p text:style-name="P36">Si el estudiante no esta incrito se le muestra el mensaje:</text:p>
        </text:list-item>
      </text:list>
      <table:table table:name="Tabla1" table:style-name="Tabla1">
        <table:table-column table:style-name="Tabla1.A"/>
        <table:table-row>
          <table:table-cell table:style-name="Tabla1.A1" office:value-type="string">
            <text:p text:style-name="P15">Lo sentimos, usted no se encuentra inscrito en el ciclo actual.</text:p>
            <text:p text:style-name="P15">Si usted realizó su inscripción, favor de verificar su situación en las oficinas de control académico.</text:p>
            <text:p text:style-name="P15"/>
            <text:p text:style-name="P15">La asignación no se puede realizar.</text:p>
          </table:table-cell>
        </table:table-row>
      </table:table>
      <text:p text:style-name="P22">Estudiante sin zona mínima:</text:p>
      <text:list xml:id="list30203816" text:style-name="L8">
        <text:list-item>
          <text:p text:style-name="P37">Si el estudiante no posee zona mínima del curso a asignar, se despliega el siguiente mensaje:</text:p>
        </text:list-item>
      </text:list>
      <table:table table:name="Tabla3" table:style-name="Tabla3">
        <table:table-column table:style-name="Tabla3.A"/>
        <table:table-row>
          <table:table-cell table:style-name="Tabla3.A1" office:value-type="string">
            <text:p text:style-name="P15">Lo sentimos, usted no tiene zona mínima para asignarse el curso, por favor <text:span text:style-name="T8">verifique.</text:span></text:p>
            <text:p text:style-name="P15"/>
            <text:p text:style-name="P15">La asignación no se puede realizar.</text:p>
          </table:table-cell>
        </table:table-row>
      </table:table>
      <text:p text:style-name="P22">Curso no cancelado:</text:p>
      <text:list xml:id="list30176604" text:style-name="L9">
        <text:list-item>
          <text:p text:style-name="P38">Si el estudiante desea asignarse un curso pero no lo ha cancelado en el banco, se despliega el siguiente mensaje:</text:p>
        </text:list-item>
      </text:list>
      <table:table table:name="Tabla4" table:style-name="Tabla4">
        <table:table-column table:style-name="Tabla4.A"/>
        <table:table-row>
          <table:table-cell table:style-name="Tabla4.A1" office:value-type="string">
            <text:p text:style-name="P15">No se puede asignar un curso sin antes haberlo cancelado, por favor dirigase al banco para realizar el pago.</text:p>
            <text:p text:style-name="P15"/>
            <text:p text:style-name="P15">La asignación no se puede realizar.</text:p>
          </table:table-cell>
        </table:table-row>
      </table:table>
      <text:h text:style-name="P24" text:outline-level="2">REFERENCIAS</text:h>
      <text:p text:style-name="P6">●<text:span text:style-name="T3"> <text:tab/></text:span><text:span text:style-name="T1">Sin referencias</text:span></text:p>
      <text:h text:style-name="P24" text:outline-level="2">REGLAS DEL NEGOCIO</text:h>
      <text:list xml:id="list30197064" text:style-name="L10">
        <text:list-item>
          <text:p text:style-name="P31">Validar inscripción</text:p>
        </text:list-item>
        <text:list-item>
          <text:p text:style-name="P31">Validación traslape de horario de curso </text:p>
        </text:list-item>
        <text:list-item>
          <text:p text:style-name="P31">Validar prerequisito de curso</text:p>
        </text:list-item>
        <text:list-item>
          <text:p text:style-name="P31">Validar prerequisito de curso de computación</text:p>
        </text:list-item>
      </text:list>
      <text:h text:style-name="P24" text:outline-level="2">COMENTARIOS ADICIONALES</text:h>
      <text:p text:style-name="P6">●<text:span text:style-name="T3"><text:tab/></text:span><text:span text:style-name="T1">Este caso de uso no tiene comentarios adicionales.</text:span></text:p>
      <text:h text:style-name="P23" text:outline-level="1"><text:soft-page-break/>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TS</text:p>
        <text:p text:style-name="MP1">Asignación: Asignación retrasadas <text:s/><text:tab/><text:tab/>CU-CATS001</text:p>
        <text:p text:style-name="MP2">10/01/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3-02T10:09:19.64</dc:date>
    <dc:creator>Carlos Alejandro Solórzano Roldán</dc:creator>
    <meta:editing-duration>PT21H52M53S</meta:editing-duration>
    <meta:editing-cycles>54</meta:editing-cycles>
    <meta:generator>OpenOffice.org/3.3$Win32 OpenOffice.org_project/330m20$Build-9567</meta:generator>
    <meta:document-statistic meta:table-count="7" meta:image-count="0" meta:object-count="0" meta:page-count="4" meta:paragraph-count="84" meta:word-count="698" meta:character-count="4276"/>
  </office:meta>
</office:document-meta>
</file>